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ation Axe</text:p>
          </table:table-cell>
          <table:table-cell/>
          <table:table-cell office:value-type="string" calcext:value-type="string">
            <text:p>Note Y is 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usion Coordin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9.25" calcext:value-type="float">
            <text:p>-59.25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5" calcext:value-type="float">
            <text:p>19.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 left is negati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z pos is forw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6:18:52.124453792</meta:creation-date>
    <dc:date>2024-11-18T17:39:50.775369559</dc:date>
    <meta:editing-duration>PT39M48S</meta:editing-duration>
    <meta:editing-cycles>11</meta:editing-cycles>
    <meta:generator>LibreOffice/7.3.7.2$Linux_X86_64 LibreOffice_project/30$Build-2</meta:generator>
    <meta:document-statistic meta:table-count="1" meta:cell-count="39" meta:object-count="0"/>
  </office:meta>
</office:document-meta>
</file>